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andle 0x0002, DMI type 2, 15 bytes</text:p>
      <text:p text:style-name="Standard">Base Board Information</text:p>
      <text:p text:style-name="Standard"><text:tab/>Manufacturer: ASUSTeK COMPUTER INC.</text:p>
      <text:p text:style-name="Standard"><text:tab/>Product Name: X750JB</text:p>
      <text:p text:style-name="Standard"><text:tab/>Version: 1.0 <text:s text:c="6"/></text:p>
      <text:p text:style-name="Standard"><text:tab/>Serial Number: BSN12345678901234567</text:p>
      <text:p text:style-name="Standard"><text:tab/>Asset Tag: ATN12345678901234567</text:p>
      <text:p text:style-name="Standard"><text:tab/>Features:</text:p>
      <text:p text:style-name="Standard"><text:tab/><text:tab/>Board is a hosting board</text:p>
      <text:p text:style-name="Standard"><text:tab/><text:tab/>Board is replaceable</text:p>
      <text:p text:style-name="Standard"><text:tab/>Location In Chassis: MIDDLE <text:s text:c="13"/></text:p>
      <text:p text:style-name="Standard"><text:tab/>Chassis Handle: 0x0003</text:p>
      <text:p text:style-name="Standard"><text:tab/>Type: Motherboard</text:p>
      <text:p text:style-name="Standard"><text:tab/>Contained Object Handles: 0</text:p>
      <text:p text:style-name="Standard"/>
      <text:p text:style-name="Standard">Handle 0x0021, DMI type 10, 6 bytes</text:p>
      <text:p text:style-name="Standard">On Board Device Information</text:p>
      <text:p text:style-name="Standard"><text:tab/>Type: Video</text:p>
      <text:p text:style-name="Standard"><text:tab/>Status: Enabled</text:p>
      <text:p text:style-name="Standard"><text:tab/>Description: <text:s text:c="3"/>To Be Filled By O.E.M.</text:p>
      <text:p text:style-name="Standard"/>
      <text:p text:style-name="Standard">Version: Intel(R) Core(TM) i7-4700HQ CPU @ 2.40GHz</text:p>
      <text:p text:style-name="Standard"><text:tab/>Voltage: 1.2 V</text:p>
      <text:p text:style-name="Standard"><text:tab/>External Clock: 100 MHz</text:p>
      <text:p text:style-name="Standard"><text:tab/>Max Speed: 3800 MHz</text:p>
      <text:p text:style-name="Standard"><text:tab/>Current Speed: 2400 MHz</text:p>
      <text:p text:style-name="Standard"><text:tab/>Status: Populated, Enabled</text:p>
      <text:p text:style-name="Standard"><text:tab/>Upgrade: Socket rPGA988B</text:p>
      <text:p text:style-name="Standard"><text:tab/>L1 Cache Handle: 0x0025</text:p>
      <text:p text:style-name="Standard"><text:tab/>L2 Cache Handle: 0x0026</text:p>
      <text:p text:style-name="Standard"><text:tab/>L3 Cache Handle: 0x0027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09:44:48.291958244</meta:creation-date>
    <dc:date>2025-03-22T09:54:19.596890619</dc:date>
    <meta:editing-duration>PT3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9" meta:word-count="108" meta:character-count="757" meta:non-whitespace-character-count="628"/>
  </office:meta>
</office:document-meta>
</file>